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Stack Traces made easy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Down the C++ Rabbit Ho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bout m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Jonathan O’Connor</text:p>
              </text:list-item>
              <text:list-item>
                <text:p>Started C++ in 1988</text:p>
              </text:list-item>
              <text:list-item>
                <text:p>Switched to Java in 2000, Ruby in 2010</text:p>
              </text:list-item>
              <text:list-item>
                <text:p>Came back to Modern C++ 2015</text:p>
              </text:list-item>
              <text:list-item>
                <text:p>@ninkibah</text:p>
              </text:list-item>
              <text:list-item>
                <text:p>https://github.com/ninkiba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 journey into C++17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II</text:p>
              </text:list-item>
              <text:list-item>
                <text:p>Limiting use of tracing class</text:p>
              </text:list-item>
              <text:list-item>
                <text:p>Auto logging of exceptions</text:p>
              </text:list-item>
              <text:list-item>
                <text:p>Variadic MAC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bugger wouldn’t work on code</text:p>
              </text:list-item>
              <text:list-item>
                <text:p>Signal raised</text:p>
              </text:list-item>
              <text:list-item>
                <text:p>Exception thrown</text:p>
              </text:list-item>
              <text:list-item>
                <text:p>No idea w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makes C++ differen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structors</text:p>
              </text:list-item>
              <text:list-item>
                <text:p>Destructors</text:p>
              </text:list-item>
              <text:list-item>
                <text:p>Lots of languages have constructors:<text:line-break/>Java, Ruby, Python</text:p>
              </text:list-item>
              <text:list-item>
                <text:p>Very few have destructors</text:p>
              </text:list-item>
              <text:list-item>
                <text:p>Stack based vs Garbage Collec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ource Acquisi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II – ctor acquires, dtor releases</text:p>
              </text:list-item>
              <text:list-item>
                <text:p>Allocating and deallocating memory</text:p>
              </text:list-item>
              <text:list-item>
                <text:p>Opening and closing files</text:p>
              </text:list-item>
              <text:list-item>
                <text:p>Starting and committing transactions</text:p>
              </text:list-item>
              <text:list-item>
                <text:p>Acquiring loc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l about the scop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tack-based objects die when the scope ends</text:p>
              </text:list-item>
              <text:list-item>
                <text:p>Functions</text:p>
              </text:list-item>
              <text:list-item>
                <text:p>Begin-end blocks</text:p>
              </text:list-item>
              <text:list-item>
                <text:p>lamb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ce initial ver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ace class remembers location of it’s creation.</text:p>
                <text:list>
                  <text:list-item>
                    <text:p>__FILE__</text:p>
                  </text:list-item>
                  <text:list-item>
                    <text:p>__LINE__</text:p>
                  </text:list-item>
                  <text:list-item>
                    <text:p>__func__</text:p>
                  </text:list-item>
                </text:list>
              </text:list-item>
              <text:list-item>
                <text:p>Linked list of nested Trace objects</text:p>
              </text:list-item>
              <text:list-item>
                <text:p>Dtor moves the head to the caller Tr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ce – TRACE Macr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race trace{__FILE__, __func__, __LINE__};</text:p>
              </text:list-item>
              <text:list-item>
                <text:p>Simple macro TR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race – Better function tra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__FUNCTION__</text:p>
              </text:list-item>
              <text:list-item>
                <text:p>__func__</text:p>
              </text:list-item>
              <text:list-item>
                <text:p>__PRETTY_FUNCTION__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d::uncaught_exceptions(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rmal return from function</text:p>
              </text:list-item>
              <text:list-item>
                <text:p>Stack unwinding because of exception</text:p>
              </text:list-item>
              <text:list-item>
                <text:p>C++17 int std::uncaught_exceptions()</text:p>
              </text:list-item>
              <text:list-item>
                <text:p>Pre-C++17 bool std::uncaught_exception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tricting uses of Tra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 copying</text:p>
                <text:list>
                  <text:list-item>
                    <text:p>Trace(Trace const&amp;) = delete;</text:p>
                  </text:list-item>
                </text:list>
              </text:list-item>
              <text:list-item>
                <text:p>No assignment</text:p>
                <text:list>
                  <text:list-item>
                    <text:p>Trace&amp; operator=(Trace const&amp;) = delete;</text:p>
                  </text:list-item>
                </text:list>
              </text:list-item>
              <text:list-item>
                <text:p>No allocating on the heap</text:p>
                <text:list>
                  <text:list-item>
                    <text:p>Private void* operator new(size_t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ulti-thread suppor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read_local</text:p>
              </text:list-item>
              <text:list-item>
                <text:p>static thread_local inline Trace*<text:line-break/> <text:s/>mostRecentCaller = nullptr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ogging paramet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RACE(x, y)</text:p>
              </text:list-item>
              <text:list-item>
                <text:p>Trace trace(__FILE__, __func__, __LINE__, “x”, x, “y”, y)</text:p>
              </text:list-item>
              <text:list-item>
                <text:p>Need Variadic Macros</text:p>
              </text:list-item>
              <text:list-item>
                <text:p>Template function with parameter pack</text:p>
              </text:list-item>
            </text:list>
          </draw:text-box>
        </draw:frame>
        <draw:frame draw:style-name="gr2" draw:text-style-name="P2" draw:layer="layout" svg:width="0.502cm" svg:height="0.962cm" svg:x="3cm" svg:y="8.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ture direc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ack traces only show the location of the Trace objects</text:p>
              </text:list-item>
              <text:list-item>
                <text:p>execinfo.h</text:p>
                <text:list>
                  <text:list-item>
                    <text:p>backtrace(void **frames, int nFrames)</text:p>
                  </text:list-item>
                  <text:list-item>
                    <text:p>backtrace_symbols(void **, int)</text:p>
                  </text:list-item>
                </text:list>
              </text:list-item>
              <text:list-item>
                <text:p>Difficult to get unmangled n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ther approach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://code-freeze.blogspot.ie/2012/01/generating-stack-traces-from-c.html" xlink:type="simple">http://code-freeze.blogspot.ie/2012/01/generating-stack-traces-from-c.html</text:a></text:p>
              </text:list-item>
              <text:list-item>
                <text:p>execinfo.h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ummar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II is great!</text:p>
              </text:list-item>
              <text:list-item>
                <text:p>__PRETTY_FUNCTION__</text:p>
              </text:list-item>
              <text:list-item>
                <text:p>Deleting standard functions</text:p>
              </text:list-item>
              <text:list-item>
                <text:p>Making operator new private</text:p>
              </text:list-item>
              <text:list-item>
                <text:p>thread_local inline</text:p>
              </text:list-item>
              <text:list-item>
                <text:p>Variadic macros – Yeuch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estion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s://github.com/ninkibah/trace" xlink:type="simple">https://github.com/ninkibah/trace</text:a></text:p>
              </text:list-item>
              <text:list-item>
                <text:p>Pull requests are very welc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21:39:39.167928332</meta:creation-date>
    <meta:editing-duration>P1DT2H28M42S</meta:editing-duration>
    <meta:editing-cycles>10</meta:editing-cycles>
    <meta:generator>LibreOffice/5.4.2.2$Linux_X86_64 LibreOffice_project/40m0$Build-2</meta:generator>
    <dc:date>2018-02-20T22:49:17.076966494</dc:dat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